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Fira Sans" svg:font-family="'Fira Sans'" style:font-family-generic="swiss" style:font-pitch="variable"/>
    <style:font-face style:name="Lato" svg:font-family="Lato"/>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ce style:name="Segoe UI1" svg:font-family="'Segoe UI'" style:font-family-generic="system" style:font-pitch="variable"/>
  </office:font-face-decls>
  <office:automatic-styles>
    <style:style style:name="P1" style:family="paragraph" style:parent-style-name="Heading_20_1">
      <loext:graphic-properties draw:fill-gradient-name="gradient" draw:fill-hatch-name="hatch"/>
      <style:paragraph-properties fo:margin-left="0in" fo:margin-right="0in" fo:line-height="0.2583in" fo:text-indent="0in" style:auto-text-indent="false"/>
      <style:text-properties officeooo:paragraph-rsid="00166eed"/>
    </style:style>
    <style:style style:name="P2" style:family="paragraph" style:parent-style-name="Heading_20_1">
      <loext:graphic-properties draw:fill-gradient-name="gradient" draw:fill-hatch-name="hatch"/>
      <style:paragraph-properties fo:margin-left="0in" fo:margin-right="0in" fo:margin-top="0.0972in" fo:margin-bottom="0in" style:contextual-spacing="false" fo:text-indent="0in" style:auto-text-indent="false"/>
      <style:text-properties officeooo:paragraph-rsid="00166eed"/>
    </style:style>
    <style:style style:name="P3" style:family="paragraph" style:parent-style-name="Text_20_body">
      <loext:graphic-properties draw:fill-gradient-name="gradient" draw:fill-hatch-name="hatch"/>
      <style:paragraph-properties fo:margin-left="0in" fo:margin-right="0in" fo:margin-top="0.0972in" fo:margin-bottom="0in" style:contextual-spacing="false" fo:text-indent="0in" style:auto-text-indent="false"/>
      <style:text-properties officeooo:paragraph-rsid="00166eed"/>
    </style:style>
    <style:style style:name="P4" style:family="paragraph" style:parent-style-name="Heading_20_1">
      <loext:graphic-properties draw:fill-gradient-name="gradient" draw:fill-hatch-name="hatch"/>
      <style:paragraph-properties fo:margin-left="0in" fo:margin-right="0in" fo:margin-top="0.0965in" fo:margin-bottom="0in" style:contextual-spacing="false" fo:text-indent="0in" style:auto-text-indent="false"/>
      <style:text-properties officeooo:paragraph-rsid="00166eed"/>
    </style:style>
    <style:style style:name="P5" style:family="paragraph" style:parent-style-name="Heading_20_1">
      <loext:graphic-properties draw:fill-gradient-name="gradient" draw:fill-hatch-name="hatch"/>
      <style:paragraph-properties fo:margin-left="0in" fo:margin-right="0in" fo:margin-top="0.098in" fo:margin-bottom="0in" style:contextual-spacing="false" fo:text-indent="0in" style:auto-text-indent="false"/>
      <style:text-properties officeooo:paragraph-rsid="00166eed"/>
    </style:style>
    <style:style style:name="P6" style:family="paragraph" style:parent-style-name="Heading_20_1">
      <loext:graphic-properties draw:fill-gradient-name="gradient" draw:fill-hatch-name="hatch"/>
      <style:paragraph-properties fo:margin-left="0in" fo:margin-right="0in" fo:text-indent="0in" style:auto-text-indent="false"/>
      <style:text-properties officeooo:paragraph-rsid="00166eed"/>
    </style:style>
    <style:style style:name="P7" style:family="paragraph" style:parent-style-name="Title">
      <loext:graphic-properties draw:fill-gradient-name="gradient" draw:fill-hatch-name="hatch"/>
      <style:paragraph-properties fo:margin-left="0in" fo:margin-right="0in" fo:text-indent="0in" style:auto-text-indent="false"/>
      <style:text-properties officeooo:paragraph-rsid="00166eed"/>
    </style:style>
    <style:style style:name="P8" style:family="paragraph" style:parent-style-name="Text_20_body">
      <loext:graphic-properties draw:fill-gradient-name="gradient" draw:fill-hatch-name="hatch"/>
      <style:paragraph-properties fo:margin-left="0in" fo:margin-right="0in" fo:margin-top="0.0835in" fo:margin-bottom="0in" style:contextual-spacing="false" fo:line-height="115%" fo:text-indent="0in" style:auto-text-indent="false"/>
      <style:text-properties officeooo:paragraph-rsid="00166eed"/>
    </style:style>
    <style:style style:name="P9" style:family="paragraph" style:parent-style-name="Text_20_body">
      <loext:graphic-properties draw:fill-gradient-name="gradient" draw:fill-hatch-name="hatch"/>
      <style:paragraph-properties fo:margin-left="0in" fo:margin-right="0in" fo:margin-top="0.1264in" fo:margin-bottom="0in" style:contextual-spacing="false" fo:line-height="115%" fo:text-indent="0in" style:auto-text-indent="false"/>
      <style:text-properties officeooo:paragraph-rsid="00166eed"/>
    </style:style>
    <style:style style:name="P10" style:family="paragraph" style:parent-style-name="Text_20_body">
      <loext:graphic-properties draw:fill-gradient-name="gradient" draw:fill-hatch-name="hatch"/>
      <style:paragraph-properties fo:margin-left="0in" fo:margin-right="0in" fo:margin-top="0.0839in" fo:margin-bottom="0in" style:contextual-spacing="false" fo:line-height="115%" fo:text-indent="0in" style:auto-text-indent="false"/>
      <style:text-properties officeooo:paragraph-rsid="00166eed"/>
    </style:style>
    <style:style style:name="P11" style:family="paragraph" style:parent-style-name="Text_20_body">
      <loext:graphic-properties draw:fill-gradient-name="gradient" draw:fill-hatch-name="hatch"/>
      <style:paragraph-properties fo:margin-left="0in" fo:margin-right="0in" fo:margin-top="0.0972in" fo:margin-bottom="0in" style:contextual-spacing="false" fo:line-height="115%" fo:text-indent="0in" style:auto-text-indent="false"/>
      <style:text-properties officeooo:paragraph-rsid="00166eed"/>
    </style:style>
    <style:style style:name="P12" style:family="paragraph" style:parent-style-name="Text_20_body">
      <loext:graphic-properties draw:fill-gradient-name="gradient" draw:fill-hatch-name="hatch"/>
      <style:paragraph-properties fo:margin-left="0in" fo:margin-right="0in" fo:margin-top="0.0965in" fo:margin-bottom="0in" style:contextual-spacing="false" fo:line-height="115%" fo:text-indent="0in" style:auto-text-indent="false"/>
      <style:text-properties officeooo:paragraph-rsid="00166eed"/>
    </style:style>
    <style:style style:name="P13" style:family="paragraph" style:parent-style-name="Text_20_body">
      <loext:graphic-properties draw:fill-gradient-name="gradient" draw:fill-hatch-name="hatch"/>
      <style:paragraph-properties fo:margin-left="0in" fo:margin-right="0in" fo:margin-top="0.0827in" fo:margin-bottom="0in" style:contextual-spacing="false" fo:line-height="115%" fo:text-indent="0in" style:auto-text-indent="false"/>
      <style:text-properties officeooo:paragraph-rsid="00166eed"/>
    </style:style>
    <style:style style:name="P14" style:family="paragraph" style:parent-style-name="Text_20_body">
      <loext:graphic-properties draw:fill-gradient-name="gradient" draw:fill-hatch-name="hatch"/>
      <style:paragraph-properties fo:margin-left="0in" fo:margin-right="0in" fo:margin-top="0.0835in" fo:margin-bottom="0in" style:contextual-spacing="false" fo:text-indent="0in" style:auto-text-indent="false"/>
      <style:text-properties style:font-name="Fira Sans" fo:font-size="10pt" officeooo:paragraph-rsid="0019983f" style:font-size-asian="10pt" style:font-size-complex="10pt"/>
    </style:style>
    <style:style style:name="P15" style:family="paragraph" style:parent-style-name="Text_20_body">
      <loext:graphic-properties draw:fill-gradient-name="gradient" draw:fill-hatch-name="hatch"/>
      <style:paragraph-properties fo:margin-left="0in" fo:margin-right="0in" fo:margin-top="0.1228in" fo:margin-bottom="0in" style:contextual-spacing="false" fo:line-height="173%" fo:text-indent="0in" style:auto-text-indent="false"/>
      <style:text-properties style:font-name="Fira Sans" fo:font-size="10pt" officeooo:paragraph-rsid="00166eed" style:font-size-asian="10pt" style:font-size-complex="10pt"/>
    </style:style>
    <style:style style:name="P16" style:family="paragraph" style:parent-style-name="Text_20_body">
      <loext:graphic-properties draw:fill-gradient-name="gradient" draw:fill-hatch-name="hatch"/>
      <style:paragraph-properties fo:margin-left="0in" fo:margin-right="0in" fo:margin-top="0.122in" fo:margin-bottom="0in" style:contextual-spacing="false" fo:line-height="173%" fo:text-indent="0in" style:auto-text-indent="false"/>
      <style:text-properties style:font-name="Fira Sans" fo:font-size="10pt" officeooo:paragraph-rsid="00166eed" style:font-size-asian="10pt" style:font-size-complex="10pt"/>
    </style:style>
    <style:style style:name="P17" style:family="paragraph" style:parent-style-name="Text_20_body">
      <loext:graphic-properties draw:fill-gradient-name="gradient" draw:fill-hatch-name="hatch"/>
      <style:paragraph-properties fo:margin-left="0in" fo:margin-right="0in" fo:line-height="173%" fo:text-indent="0in" style:auto-text-indent="false"/>
      <style:text-properties style:font-name="Fira Sans" fo:font-size="10pt" officeooo:paragraph-rsid="00166eed" style:font-size-asian="10pt" style:font-size-complex="10pt"/>
    </style:style>
    <style:style style:name="P18" style:family="paragraph" style:parent-style-name="Text_20_body">
      <loext:graphic-properties draw:fill-gradient-name="gradient" draw:fill-hatch-name="hatch"/>
      <style:paragraph-properties fo:margin-left="0in" fo:margin-right="0in" fo:margin-top="0.1138in" fo:margin-bottom="0in" style:contextual-spacing="false" fo:text-indent="0in" style:auto-text-indent="false"/>
      <style:text-properties style:font-name="Fira Sans" fo:font-size="10pt" officeooo:paragraph-rsid="00166eed" style:font-size-asian="10pt" style:font-size-complex="10pt"/>
    </style:style>
    <style:style style:name="P19" style:family="paragraph" style:parent-style-name="Text_20_body">
      <loext:graphic-properties draw:fill-gradient-name="gradient" draw:fill-hatch-name="hatch"/>
      <style:paragraph-properties fo:margin-left="0in" fo:margin-right="0in" fo:margin-top="0.1272in" fo:margin-bottom="0in" style:contextual-spacing="false" fo:text-indent="0in" style:auto-text-indent="false"/>
      <style:text-properties style:font-name="Fira Sans" fo:font-size="10pt" officeooo:paragraph-rsid="00166eed" style:font-size-asian="10pt" style:font-size-complex="10pt"/>
    </style:style>
    <style:style style:name="P20" style:family="paragraph" style:parent-style-name="Text_20_body">
      <loext:graphic-properties draw:fill-gradient-name="gradient" draw:fill-hatch-name="hatch"/>
      <style:paragraph-properties fo:margin-left="0in" fo:margin-right="0in" fo:text-indent="0in" style:auto-text-indent="false"/>
      <style:text-properties style:font-name="Fira Sans" fo:font-size="10pt" officeooo:paragraph-rsid="00166eed" style:font-size-asian="10pt" style:font-size-complex="10pt"/>
    </style:style>
    <style:style style:name="P21" style:family="paragraph" style:parent-style-name="Text_20_body">
      <loext:graphic-properties draw:fill-gradient-name="gradient" draw:fill-hatch-name="hatch"/>
      <style:paragraph-properties fo:margin-left="0in" fo:margin-right="0in" fo:margin-top="0.0008in" fo:margin-bottom="0in" style:contextual-spacing="false" fo:text-indent="0in" style:auto-text-indent="false"/>
      <style:text-properties style:font-name="Fira Sans" fo:font-size="10pt" officeooo:paragraph-rsid="00166eed" style:font-size-asian="10pt" style:font-size-complex="10pt"/>
    </style:style>
    <style:style style:name="P22" style:family="paragraph" style:parent-style-name="Text_20_body">
      <loext:graphic-properties draw:fill-gradient-name="gradient" draw:fill-hatch-name="hatch"/>
      <style:paragraph-properties fo:margin-left="0in" fo:margin-right="0in" fo:line-height="0.1673in" fo:text-indent="0in" style:auto-text-indent="false"/>
      <style:text-properties style:font-name="Fira Sans" fo:font-size="10pt" officeooo:paragraph-rsid="00166eed" style:font-size-asian="10pt" style:font-size-complex="10pt"/>
    </style:style>
    <style:style style:name="P23" style:family="paragraph" style:parent-style-name="Text_20_body">
      <loext:graphic-properties draw:fill-gradient-name="gradient" draw:fill-hatch-name="hatch"/>
      <style:paragraph-properties fo:margin-left="0in" fo:margin-right="0in" fo:text-indent="0in" style:auto-text-indent="false"/>
      <style:text-properties fo:font-size="10.5pt" officeooo:rsid="001af3f1" officeooo:paragraph-rsid="001af3f1" style:font-size-asian="10.5pt" style:font-size-complex="12pt"/>
    </style:style>
    <style:style style:name="P24" style:family="paragraph" style:parent-style-name="Text_20_body">
      <loext:graphic-properties draw:fill-gradient-name="gradient" draw:fill-hatch-name="hatch"/>
      <style:paragraph-properties fo:margin-left="0in" fo:margin-right="0in" fo:text-indent="0in" style:auto-text-indent="false"/>
      <style:text-properties officeooo:rsid="001ca9ff" officeooo:paragraph-rsid="001ca9ff"/>
    </style:style>
    <style:style style:name="P25" style:family="paragraph" style:parent-style-name="Text_20_body">
      <loext:graphic-properties draw:fill-gradient-name="gradient" draw:fill-hatch-name="hatch"/>
      <style:paragraph-properties fo:margin-left="0in" fo:margin-right="0in" fo:text-indent="0in" style:auto-text-indent="false"/>
      <style:text-properties style:font-name="Calibri" fo:font-size="7.5pt" officeooo:paragraph-rsid="00166eed" style:font-size-asian="7.5pt"/>
    </style:style>
    <style:style style:name="P26" style:family="paragraph" style:parent-style-name="Title" style:master-page-name="Standard">
      <loext:graphic-properties draw:fill-gradient-name="gradient" draw:fill-hatch-name="hatch"/>
      <style:paragraph-properties fo:margin-left="0in" fo:margin-right="0in" fo:line-height="0.389in" fo:text-indent="0in" style:auto-text-indent="false" style:page-number="auto"/>
      <style:text-properties officeooo:paragraph-rsid="00166eed"/>
    </style:style>
    <style:style style:name="P27" style:family="paragraph" style:parent-style-name="Standard">
      <loext:graphic-properties draw:fill-gradient-name="gradient" draw:fill-hatch-name="hatch"/>
      <style:paragraph-properties fo:margin-left="0in" fo:margin-right="0in" fo:margin-top="0.0972in" fo:margin-bottom="0in" style:contextual-spacing="false" fo:line-height="115%" fo:text-align="start" style:justify-single-word="false" fo:text-indent="0in" style:auto-text-indent="false"/>
      <style:text-properties style:font-name="Fira Sans" fo:font-size="10pt" officeooo:paragraph-rsid="00166eed" style:font-size-asian="10pt" style:font-size-complex="10pt"/>
    </style:style>
    <style:style style:name="P28" style:family="paragraph" style:parent-style-name="Standard">
      <loext:graphic-properties draw:fill-gradient-name="gradient" draw:fill-hatch-name="hatch"/>
      <style:paragraph-properties fo:margin-left="0in" fo:margin-right="0in" fo:margin-top="0.0972in" fo:margin-bottom="0in" style:contextual-spacing="false" fo:line-height="115%" fo:text-align="start" style:justify-single-word="false" fo:text-indent="0in" style:auto-text-indent="false"/>
      <style:text-properties style:font-name="Fira Sans" fo:font-size="10pt" officeooo:paragraph-rsid="001e7686" style:font-size-asian="10pt" style:font-size-complex="10pt"/>
    </style:style>
    <style:style style:name="P29" style:family="paragraph" style:parent-style-name="Standard">
      <style:paragraph-properties fo:text-align="start" style:justify-single-word="false"/>
      <style:text-properties style:font-name="Fira Sans" fo:font-size="10pt" style:font-size-asian="10pt" style:font-size-complex="10pt"/>
    </style:style>
    <style:style style:name="P30" style:family="paragraph" style:parent-style-name="Standard">
      <style:paragraph-properties fo:text-align="start" style:justify-single-word="false"/>
      <style:text-properties style:font-name="Fira Sans" fo:font-size="10pt" officeooo:paragraph-rsid="001e7686" style:font-size-asian="10pt" style:font-size-complex="10pt"/>
    </style:style>
    <style:style style:name="P31" style:family="paragraph" style:parent-style-name="Standard">
      <loext:graphic-properties draw:fill-gradient-name="gradient" draw:fill-hatch-name="hatch"/>
      <style:paragraph-properties fo:margin-left="0in" fo:margin-right="0in" fo:text-align="start" style:justify-single-word="false" fo:text-indent="0in" style:auto-text-indent="false"/>
      <style:text-properties style:font-name="Fira Sans" fo:font-size="10pt" officeooo:paragraph-rsid="001e7686" style:font-size-asian="10pt" style:font-size-complex="10pt"/>
    </style:style>
    <style:style style:name="P32" style:family="paragraph" style:parent-style-name="Text_20_body" style:master-page-name="Converted1">
      <loext:graphic-properties draw:fill-gradient-name="gradient" draw:fill-hatch-name="hatch"/>
      <style:paragraph-properties fo:margin-left="0in" fo:margin-right="0in" fo:margin-top="0.0516in" fo:margin-bottom="0in" style:contextual-spacing="false" fo:line-height="173%" fo:text-indent="0in" style:auto-text-indent="false" style:page-number="auto"/>
      <style:text-properties style:font-name="Fira Sans" fo:font-size="10pt" officeooo:paragraph-rsid="00166eed" style:font-size-asian="10pt" style:font-size-complex="10pt"/>
    </style:style>
    <style:style style:name="P33" style:family="paragraph" style:parent-style-name="Text_20_body">
      <loext:graphic-properties draw:fill-gradient-name="gradient" draw:fill-hatch-name="hatch"/>
      <style:paragraph-properties fo:margin-left="0in" fo:margin-right="0in" fo:text-indent="0in" style:auto-text-indent="false"/>
      <style:text-properties style:font-name="Fira Sans" fo:font-size="10pt" officeooo:paragraph-rsid="00166eed" style:font-size-asian="10pt" style:font-size-complex="10pt"/>
    </style:style>
    <style:style style:name="P34" style:family="paragraph" style:parent-style-name="Text_20_body">
      <loext:graphic-properties draw:fill="none" draw:fill-gradient-name="gradient" draw:fill-hatch-name="hatch"/>
      <style:paragraph-properties fo:margin-left="0in" fo:margin-right="0in" fo:margin-top="0in" fo:margin-bottom="0.0972in" style:contextual-spacing="false" fo:line-height="115%" fo:text-indent="0in" style:auto-text-indent="false" fo:background-color="transparent"/>
      <style:text-properties style:font-name="Fira Sans" fo:font-size="10pt" officeooo:paragraph-rsid="00166eed" style:font-size-asian="10pt"/>
    </style:style>
    <style:style style:name="P35" style:family="paragraph" style:parent-style-name="Text_20_body">
      <loext:graphic-properties draw:fill-gradient-name="gradient" draw:fill-hatch-name="hatch"/>
      <style:paragraph-properties fo:margin-left="0in" fo:margin-right="0in" fo:margin-top="0.0972in" fo:margin-bottom="0in" style:contextual-spacing="false" fo:line-height="115%" fo:text-indent="0in" style:auto-text-indent="false"/>
      <style:text-properties officeooo:paragraph-rsid="00166eed"/>
    </style:style>
    <style:style style:name="T1" style:family="text">
      <style:text-properties fo:letter-spacing="-0.0016in"/>
    </style:style>
    <style:style style:name="T2" style:family="text">
      <style:text-properties fo:letter-spacing="-0.0016in" style:font-size-complex="10pt"/>
    </style:style>
    <style:style style:name="T3" style:family="text">
      <style:text-properties fo:letter-spacing="-0.002in"/>
    </style:style>
    <style:style style:name="T4" style:family="text">
      <style:text-properties fo:letter-spacing="-0.002in" style:font-size-complex="10pt"/>
    </style:style>
    <style:style style:name="T5" style:family="text">
      <style:text-properties fo:letter-spacing="0.0362in"/>
    </style:style>
    <style:style style:name="T6" style:family="text">
      <style:text-properties fo:letter-spacing="-0.0098in"/>
    </style:style>
    <style:style style:name="T7" style:family="text">
      <style:text-properties fo:letter-spacing="-0.0008in"/>
    </style:style>
    <style:style style:name="T8" style:family="text">
      <style:text-properties fo:letter-spacing="-0.0028in"/>
    </style:style>
    <style:style style:name="T9" style:family="text">
      <style:text-properties fo:letter-spacing="-0.0028in" style:font-size-complex="10pt"/>
    </style:style>
    <style:style style:name="T10" style:family="text">
      <style:text-properties fo:letter-spacing="-0.0071in"/>
    </style:style>
    <style:style style:name="T11" style:family="text">
      <style:text-properties fo:letter-spacing="-0.0055in"/>
    </style:style>
    <style:style style:name="T12" style:family="text">
      <style:text-properties fo:letter-spacing="-0.0047in"/>
    </style:style>
    <style:style style:name="T13" style:family="text">
      <style:text-properties fo:letter-spacing="-0.0161in"/>
    </style:style>
    <style:style style:name="T14" style:family="text">
      <style:text-properties style:font-name="Segoe UI"/>
    </style:style>
    <style:style style:name="T15" style:family="text">
      <style:text-properties style:font-name="Segoe UI" fo:letter-spacing="-0.0047in"/>
    </style:style>
    <style:style style:name="T16" style:family="text">
      <style:text-properties style:font-name="Segoe UI" fo:letter-spacing="-0.0028in"/>
    </style:style>
    <style:style style:name="T17" style:family="text">
      <style:text-properties style:font-name="Segoe UI" fo:letter-spacing="-0.0035in"/>
    </style:style>
    <style:style style:name="T18" style:family="text">
      <style:text-properties style:font-name="Segoe UI" fo:letter-spacing="-0.002in"/>
    </style:style>
    <style:style style:name="T19" style:family="text">
      <style:text-properties style:font-name="Segoe UI" fo:letter-spacing="-0.0016in"/>
    </style:style>
    <style:style style:name="T20" style:family="text">
      <style:text-properties style:font-name="Segoe UI" fo:letter-spacing="0.028in"/>
    </style:style>
    <style:style style:name="T21" style:family="text">
      <style:text-properties style:font-name="Calibri"/>
    </style:style>
    <style:style style:name="T22" style:family="text">
      <style:text-properties style:font-name="Calibri" fo:letter-spacing="-0.0028in"/>
    </style:style>
    <style:style style:name="T23" style:family="text">
      <style:text-properties style:font-name="Calibri" fo:letter-spacing="-0.0035in"/>
    </style:style>
    <style:style style:name="T24" style:family="text">
      <style:text-properties style:font-name="Calibri" fo:letter-spacing="-0.0043in"/>
    </style:style>
    <style:style style:name="T25" style:family="text">
      <style:text-properties fo:letter-spacing="-0.0035in"/>
    </style:style>
    <style:style style:name="T26" style:family="text">
      <style:text-properties fo:letter-spacing="-0.0126in"/>
    </style:style>
    <style:style style:name="T27" style:family="text">
      <style:text-properties fo:letter-spacing="-0.011in"/>
    </style:style>
    <style:style style:name="T28" style:family="text">
      <style:text-properties fo:letter-spacing="-0.0091in"/>
    </style:style>
    <style:style style:name="T29" style:family="text">
      <style:text-properties fo:letter-spacing="-0.0102in"/>
    </style:style>
    <style:style style:name="T30" style:family="text">
      <style:text-properties fo:letter-spacing="-0.0075in"/>
    </style:style>
    <style:style style:name="T31" style:family="text">
      <style:text-properties fo:letter-spacing="-0.0063in"/>
    </style:style>
    <style:style style:name="T32" style:family="text">
      <style:text-properties fo:letter-spacing="-0.0043in"/>
    </style:style>
    <style:style style:name="T33" style:family="text">
      <style:text-properties fo:letter-spacing="-0.0083in"/>
    </style:style>
    <style:style style:name="T34" style:family="text">
      <style:text-properties officeooo:rsid="001ca9ff"/>
    </style:style>
    <style:style style:name="T35" style:family="text">
      <style:text-properties style:font-name="Arial" fo:font-size="7.5pt" style:font-size-asian="7.5pt"/>
    </style:style>
    <style:style style:name="T36" style:family="text">
      <style:text-properties style:font-name="Arial" fo:font-size="9pt" style:font-size-asian="9pt"/>
    </style:style>
    <style:style style:name="T37" style:family="text">
      <style:text-properties style:font-name="Arial" fo:font-size="8.5pt" style:font-size-asian="8.5pt"/>
    </style:style>
    <style:style style:name="T38" style:family="text">
      <style:text-properties style:font-name="Arial" fo:font-size="8pt" style:font-size-asian="8pt"/>
    </style:style>
    <style:style style:name="T39" style:family="text">
      <style:text-properties fo:font-size="7.5pt" style:font-size-asian="7.5pt"/>
    </style:style>
    <style:style style:name="T40" style:family="text">
      <style:text-properties fo:font-size="9pt" style:font-size-asian="9pt"/>
    </style:style>
    <style:style style:name="T41" style:family="text">
      <style:text-properties fo:font-size="8.5pt" style:font-size-asian="8.5pt"/>
    </style:style>
    <style:style style:name="T42" style:family="text">
      <style:text-properties fo:font-size="8pt" style:font-size-asian="8pt"/>
    </style:style>
    <style:style style:name="T43" style:family="text">
      <style:text-properties officeooo:rsid="001e7686"/>
    </style:style>
    <style:style style:name="T44" style:family="text">
      <style:text-properties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Johann Jokob Peppler and Johannes Bender"/>Johann<text:span text:style-name="T10"> </text:span>Jokob<text:span text:style-name="T11"> </text:span>Peppler<text:span text:style-name="T11"> </text:span>and<text:span text:style-name="T11"> </text:span>Johannes<text:span text:style-name="T12"> </text:span><text:span text:style-name="T1">Bender</text:span></text:p>
      <text:p text:style-name="P7">Families<text:span text:style-name="T13"> </text:span>Genalogical<text:span text:style-name="T13"> </text:span>Details,<text:span text:style-name="T13"> </text:span>Background Information and Translations</text:p>
      <text:p text:style-name="P8"><text:span text:style-name="T14">The source of the information is the article </text:span><text:span text:style-name="T21">"Die Auswanderer aus dem Kirchspiel Rodheim an der Bieber nach Nordamerika",</text:span><text:span text:style-name="T22"> </text:span><text:span text:style-name="T21">by</text:span><text:span text:style-name="T23"> </text:span><text:span text:style-name="T21">Ernst</text:span><text:span text:style-name="T22"> </text:span><text:span text:style-name="T21">Schmidt,</text:span><text:span text:style-name="T24"> </text:span><text:span text:style-name="T21">that</text:span><text:span text:style-name="T24"> </text:span><text:span text:style-name="T21">appeared</text:span><text:span text:style-name="T23"> </text:span><text:span text:style-name="T21">in</text:span><text:span text:style-name="T24"> </text:span><text:span text:style-name="T21">the</text:span><text:span text:style-name="T23"> </text:span><text:span text:style-name="T21">September</text:span><text:span text:style-name="T23"> </text:span><text:span text:style-name="T21">1989</text:span><text:span text:style-name="T23"> </text:span><text:span text:style-name="T21">edition</text:span><text:span text:style-name="T23"> </text:span><text:span text:style-name="T21">of</text:span><text:span text:style-name="T23"> </text:span><text:span text:style-name="T21">the</text:span><text:span text:style-name="T23"> </text:span><text:span text:style-name="T21">genealogical</text:span><text:span text:style-name="T23"> </text:span><text:span text:style-name="T21">and</text:span><text:span text:style-name="T23"> </text:span><text:span text:style-name="T21">family</text:span><text:span text:style-name="T23"> </text:span><text:span text:style-name="T21">history magazine, Hessische Familienkunde, Band (Volume) 19 Heft (Issue) 7, on pages 317-328.</text:span></text:p>
      <text:p text:style-name="P3"><text:span text:style-name="T14">It</text:span><text:span text:style-name="T15"> </text:span><text:span text:style-name="T14">is</text:span><text:span text:style-name="T16"> </text:span><text:span text:style-name="T14">published</text:span><text:span text:style-name="T17"> </text:span><text:span text:style-name="T14">by</text:span><text:span text:style-name="T18"> </text:span>Arbeitsgemeinschaft<text:span text:style-name="T8"> </text:span>der<text:span text:style-name="T8"> </text:span>familienkundlichen<text:span text:style-name="T25"> </text:span>Gesellschaften<text:span text:style-name="T25"> </text:span>in<text:span text:style-name="T8"> </text:span><text:span text:style-name="T1">Hessen.</text:span></text:p>
      <text:p text:style-name="P9"><text:span text:style-name="T21">“Die</text:span><text:span text:style-name="T23"> </text:span><text:span text:style-name="T21">Auswanderer</text:span><text:span text:style-name="T23"> </text:span><text:span text:style-name="T21">aus</text:span><text:span text:style-name="T23"> </text:span><text:span text:style-name="T21">dem</text:span><text:span text:style-name="T24"> </text:span><text:span text:style-name="T21">Kirchspiel</text:span><text:span text:style-name="T23"> </text:span><text:span text:style-name="T21">Rodheim</text:span><text:span text:style-name="T23"> </text:span><text:span text:style-name="T21">an</text:span><text:span text:style-name="T23"> </text:span><text:span text:style-name="T21">der</text:span><text:span text:style-name="T24"> </text:span><text:span text:style-name="T21">Bieber</text:span><text:span text:style-name="T23"> </text:span><text:span text:style-name="T21">nach</text:span><text:span text:style-name="T23"> </text:span><text:span text:style-name="T21">Nordamerika”</text:span><text:span text:style-name="T24"> </text:span><text:span text:style-name="T21">translates</text:span><text:span text:style-name="T24"> </text:span><text:span text:style-name="T21">as</text:span><text:span text:style-name="T23"> </text:span><text:span text:style-name="T21">“The</text:span><text:span text:style-name="T23"> </text:span><text:span text:style-name="T21">Emigrants</text:span><text:span text:style-name="T23"> </text:span><text:span text:style-name="T21">from the parish of Rodheim on the Bieber (river) to North America”.</text:span></text:p>
      <text:h text:style-name="P2" text:outline-level="2"><text:bookmark text:name="Citationfor Page 317"/>Citation for<text:span text:style-name="T26"> </text:span>Page<text:span text:style-name="T27"> </text:span><text:span text:style-name="T25">317</text:span></text:h>
      <text:p text:style-name="P8"><text:span text:style-name="T21">"Die</text:span><text:span text:style-name="T23"> </text:span><text:span text:style-name="T21">Auswanderer</text:span><text:span text:style-name="T23"> </text:span><text:span text:style-name="T21">aus</text:span><text:span text:style-name="T24"> </text:span><text:span text:style-name="T21">dem</text:span><text:span text:style-name="T24"> </text:span><text:span text:style-name="T21">Kirchspiel</text:span><text:span text:style-name="T23"> </text:span><text:span text:style-name="T21">Rodheim</text:span><text:span text:style-name="T23"> </text:span><text:span text:style-name="T21">an</text:span><text:span text:style-name="T23"> </text:span><text:span text:style-name="T21">der</text:span><text:span text:style-name="T24"> </text:span><text:span text:style-name="T21">Bieber</text:span><text:span text:style-name="T23"> </text:span><text:span text:style-name="T21">nach</text:span><text:span text:style-name="T23"> </text:span><text:span text:style-name="T21">Nordamerika",</text:span><text:span text:style-name="T24"> </text:span><text:span text:style-name="T21">Ernst</text:span><text:span text:style-name="T22"> </text:span><text:span text:style-name="T21">Schmidt,</text:span><text:span text:style-name="T22"> </text:span><text:span text:style-name="T21">September</text:span><text:span text:style-name="T23"> </text:span><text:span text:style-name="T21">1989, Hessische Familienkunde, Band 19 Heft 7, page 317</text:span></text:p>
      <text:h text:style-name="P4" text:outline-level="2"><text:bookmark text:name="Information Concerning the Rodheim Emigr"/>Information<text:span text:style-name="T6"> </text:span>Concerning<text:span text:style-name="T6"> </text:span>the<text:span text:style-name="T28"> </text:span>Rodheim<text:span text:style-name="T6"> </text:span>Emigrants,<text:span text:style-name="T6"> </text:span>from<text:span text:style-name="T28"> </text:span>page<text:span text:style-name="T6"> </text:span><text:span text:style-name="T25">317</text:span></text:h>
      <text:p text:style-name="P10">Aufgeführt in alphabetischer Reihenfolge mit den Geburtsdaten und wenn vorhanden den Todesdaten in den<text:span text:style-name="T8"> </text:span>USA.<text:span text:style-name="T3"> </text:span>Der<text:span text:style-name="T8"> </text:span>Zeitpunkt<text:span text:style-name="T3"> </text:span>der<text:span text:style-name="T29"> </text:span>Auswanderung<text:span text:style-name="T1"> </text:span>ist<text:span text:style-name="T3"> </text:span>leider<text:span text:style-name="T8"> </text:span>nicht<text:span text:style-name="T3"> </text:span>in<text:span text:style-name="T8"> </text:span>allen<text:span text:style-name="T8"> </text:span>Fällen<text:span text:style-name="T8"> </text:span>angegeben.<text:span text:style-name="T3"> </text:span>Nicht<text:span text:style-name="T3"> </text:span>alle<text:span text:style-name="T8"> </text:span>Personen, welche ausgewandert sind, gingen mit dieser<text:span text:style-name="T12"> </text:span>Absicht von hier weg, sondern waren auch einige auf Wanderschaft und faßten dann den Entschluß zur Auswanderung.</text:p>
      <text:p text:style-name="P11">Personen<text:span text:style-name="T8"> </text:span>oder<text:span text:style-name="T8"> </text:span>Familien.<text:span text:style-name="T3"> </text:span>bei<text:span text:style-name="T3"> </text:span>denen<text:span text:style-name="T8"> </text:span>am<text:span text:style-name="T3"> </text:span>rechten<text:span text:style-name="T8"> </text:span>Rand<text:span text:style-name="T8"> </text:span>ein<text:span text:style-name="T8"> </text:span>K<text:span text:style-name="T3"> </text:span>steht,<text:span text:style-name="T3"> </text:span>bestehen<text:span text:style-name="T8"> </text:span>wieder<text:span text:style-name="T8"> </text:span>Kontakte<text:span text:style-name="T8"> </text:span>mit<text:span text:style-name="T3"> </text:span>hiesigen und Nachkommen in den USA.</text:p>
      <text:p text:style-name="P12">Listed<text:span text:style-name="T8"> </text:span>in<text:span text:style-name="T8"> </text:span>alphabetical<text:span text:style-name="T3"> </text:span>order<text:span text:style-name="T8"> </text:span>with<text:span text:style-name="T8"> </text:span>dates<text:span text:style-name="T1"> </text:span>of<text:span text:style-name="T3"> </text:span>birth<text:span text:style-name="T8"> </text:span>and<text:span text:style-name="T8"> </text:span>dates<text:span text:style-name="T1"> </text:span>of<text:span text:style-name="T3"> </text:span>death<text:span text:style-name="T8"> </text:span>where<text:span text:style-name="T8"> </text:span>available<text:span text:style-name="T8"> </text:span>in<text:span text:style-name="T8"> </text:span>the<text:span text:style-name="T8"> </text:span>US.<text:span text:style-name="T3"> </text:span>Unfortunately, the date of emigration is not given in all cases. Not all people who emigrated left here with the intention to emigrate, but some were already on the move and then made the decision to emigrate.</text:p>
      <text:p text:style-name="P11">Individuals<text:span text:style-name="T7"> </text:span>or<text:span text:style-name="T1"> </text:span>families.<text:span text:style-name="T3"> </text:span>where<text:span text:style-name="T3"> </text:span>there<text:span text:style-name="T3"> </text:span>is<text:span text:style-name="T7"> </text:span>a<text:span text:style-name="T3"> </text:span>K<text:span text:style-name="T1"> </text:span>on<text:span text:style-name="T3"> </text:span>the<text:span text:style-name="T3"> </text:span>right-hand<text:span text:style-name="T3"> </text:span>side,<text:span text:style-name="T1"> </text:span>there<text:span text:style-name="T3"> </text:span>are<text:span text:style-name="T3"> </text:span>again<text:span text:style-name="T3"> </text:span>contacts<text:span text:style-name="T8"> </text:span>with<text:span text:style-name="T3"> </text:span>descendants here and in the USA.</text:p>
      <text:h text:style-name="P5" text:outline-level="2"><text:bookmark text:name="Citation for page 318"/>Citation<text:span text:style-name="T10"> </text:span>for<text:span text:style-name="T30"> </text:span>page<text:span text:style-name="T31"> </text:span><text:span text:style-name="T25">318</text:span></text:h>
      <text:p text:style-name="P8"><text:span text:style-name="T21">"Die</text:span><text:span text:style-name="T23"> </text:span><text:span text:style-name="T21">Auswanderer</text:span><text:span text:style-name="T23"> </text:span><text:span text:style-name="T21">aus</text:span><text:span text:style-name="T24"> </text:span><text:span text:style-name="T21">dem</text:span><text:span text:style-name="T24"> </text:span><text:span text:style-name="T21">Kirchspiel</text:span><text:span text:style-name="T23"> </text:span><text:span text:style-name="T21">Rodheim</text:span><text:span text:style-name="T23"> </text:span><text:span text:style-name="T21">an</text:span><text:span text:style-name="T23"> </text:span><text:span text:style-name="T21">der</text:span><text:span text:style-name="T24"> </text:span><text:span text:style-name="T21">Bieber</text:span><text:span text:style-name="T23"> </text:span><text:span text:style-name="T21">nach</text:span><text:span text:style-name="T23"> </text:span><text:span text:style-name="T21">Nordamerika",</text:span><text:span text:style-name="T24"> </text:span><text:span text:style-name="T21">Ernst</text:span><text:span text:style-name="T22"> </text:span><text:span text:style-name="T21">Schmidt,</text:span><text:span text:style-name="T22"> </text:span><text:span text:style-name="T21">September</text:span><text:span text:style-name="T23"> </text:span><text:span text:style-name="T21">1989, Hessische Familienkunde, Band 19 Heft 7, pages 317-318</text:span></text:p>
      <text:p text:style-name="P25"/>
      <text:h text:style-name="P6" text:outline-level="2"><text:bookmark text:name="Johann Jakob Peppler Family Information "/>Johann<text:span text:style-name="T27"> </text:span>Jakob<text:span text:style-name="T6"> </text:span>Peppler<text:span text:style-name="T6"> </text:span>Family<text:span text:style-name="T29"> </text:span>Information<text:span text:style-name="T29"> </text:span>from<text:span text:style-name="T6"> </text:span>page<text:span text:style-name="T29"> </text:span><text:span text:style-name="T25">318</text:span></text:h>
      <text:p text:style-name="P14">Bepter,<text:span text:style-name="T6"> </text:span>später<text:span text:style-name="T6"> </text:span><text:span text:style-name="T1">Peppler, </text:span></text:p>
      <text:p text:style-name="P14">Bepler,<text:span text:style-name="T11"> </text:span>Johann<text:span text:style-name="T11"> </text:span>Jakob,<text:span text:style-name="T12"> </text:span>geb.<text:span text:style-name="T11"> </text:span>24.<text:span text:style-name="T12"> </text:span>11.<text:span text:style-name="T12"> </text:span><text:span text:style-name="T8">1810</text:span></text:p>
      <text:p text:style-name="P15"><text:span text:style-name="T34">Fried</text:span>Platt,<text:span text:style-name="T25"> </text:span>Marie<text:span text:style-name="T25"> </text:span>Magdalene,<text:span text:style-name="T8"> </text:span>geb.<text:span text:style-name="T8"> </text:span>3.<text:span text:style-name="T8"> </text:span>1.<text:span text:style-name="T8"> </text:span>1810,<text:span text:style-name="T8"> </text:span>verh.<text:span text:style-name="T8"> </text:span>24.<text:span text:style-name="T8"> </text:span>5.<text:span text:style-name="T8"> </text:span>1840 <text:span text:style-name="T1">Kinder:</text:span></text:p>
      <text:p text:style-name="P32">Ludwig, geb. 25. 1. 1843, Jakob, geb. 11. 11. 1845, ausgewandert<text:span text:style-name="T12"> </text:span>im<text:span text:style-name="T29"> </text:span>April<text:span text:style-name="T8"> </text:span>1857,<text:span text:style-name="T25"> </text:span>Georg<text:span text:style-name="T29"> </text:span>Andreas,<text:span text:style-name="T8"> </text:span>geb.<text:span text:style-name="T25"> </text:span>29<text:span text:style-name="T32"> </text:span>Sep<text:span text:style-name="T32"> </text:span>1851</text:p>
      <text:p text:style-name="P23">Translation:</text:p>
      <text:p text:style-name="P18">Bepter,<text:span text:style-name="T28"> </text:span>later<text:span text:style-name="T33"> </text:span><text:span text:style-name="T1">Peppler,</text:span></text:p>
      <text:p text:style-name="P19">Bepler,<text:span text:style-name="T25"> </text:span>Johann<text:span text:style-name="T32"> </text:span>Jakob,<text:span text:style-name="T8"> </text:span>born<text:span text:style-name="T32"> </text:span>24<text:span text:style-name="T25"> </text:span>Nov<text:span text:style-name="T25"> </text:span><text:span text:style-name="T8">1810</text:span></text:p>
      <text:p text:style-name="P16">Platt,<text:span text:style-name="T25"> </text:span>Marie<text:span text:style-name="T25"> </text:span>Magdalene,<text:span text:style-name="T8"> </text:span>born<text:span text:style-name="T25"> </text:span>3<text:span text:style-name="T25"> </text:span>Jan<text:span text:style-name="T25"> </text:span>1810,<text:span text:style-name="T8"> </text:span>married<text:span text:style-name="T3"> </text:span>24<text:span text:style-name="T25"> </text:span>May<text:span text:style-name="T25"> </text:span>1840 <text:span text:style-name="T1">Children:</text:span></text:p>
      <text:p text:style-name="P17">Ludwig, born 25 Jan 1843, Jakob, born 11 Nov 1845, Emigrated<text:span text:style-name="T31"> </text:span>in<text:span text:style-name="T29"> </text:span>April<text:span text:style-name="T8"> </text:span>1857,<text:span text:style-name="T25"> </text:span>Georg<text:span text:style-name="T29"> </text:span>Andreas,<text:span text:style-name="T1"> </text:span>born<text:span text:style-name="T32"> </text:span>29<text:span text:style-name="T32"> </text:span>Sep<text:span text:style-name="T32"> </text:span>1851</text:p>
      <text:h text:style-name="P1" text:outline-level="2"><text:bookmark text:name="Citation for page 326"/>Citation<text:span text:style-name="T10"> </text:span>for<text:span text:style-name="T30"> </text:span>page<text:span text:style-name="T31"> </text:span><text:span text:style-name="T25">326</text:span></text:h>
      <text:p text:style-name="P13"><text:span text:style-name="T21">"Die</text:span><text:span text:style-name="T23"> </text:span><text:span text:style-name="T21">Auswanderer</text:span><text:span text:style-name="T23"> </text:span><text:span text:style-name="T21">aus</text:span><text:span text:style-name="T24"> </text:span><text:span text:style-name="T21">dem</text:span><text:span text:style-name="T24"> </text:span><text:span text:style-name="T21">Kirchspiel</text:span><text:span text:style-name="T23"> </text:span><text:span text:style-name="T21">Rodheim</text:span><text:span text:style-name="T23"> </text:span><text:span text:style-name="T21">an</text:span><text:span text:style-name="T23"> </text:span><text:span text:style-name="T21">der</text:span><text:span text:style-name="T24"> </text:span><text:span text:style-name="T21">Bieber</text:span><text:span text:style-name="T23"> </text:span><text:span text:style-name="T21">nach</text:span><text:span text:style-name="T23"> </text:span><text:span text:style-name="T21">Nordamerika",</text:span><text:span text:style-name="T24"> </text:span><text:span text:style-name="T21">Ernst</text:span><text:span text:style-name="T22"> </text:span><text:span text:style-name="T21">Schmidt,</text:span><text:span text:style-name="T22"> </text:span><text:span text:style-name="T21">September</text:span><text:span text:style-name="T23"> </text:span><text:span text:style-name="T21">1989, Hessische Familienkunde, Band 19 Heft 7, page 326</text:span></text:p>
      <text:h text:style-name="P2" text:outline-level="2"><text:bookmark text:name="Johannes Bender Family Information, from"/><text:span text:style-name="T34">Friedrich and </text:span>Johannes<text:span text:style-name="T6"> </text:span>Bender<text:span text:style-name="T28"> </text:span>Famil<text:span text:style-name="T34">ies</text:span><text:span text:style-name="T6"> </text:span>Information,<text:span text:style-name="T29"> </text:span>from<text:span text:style-name="T6"> </text:span>page<text:span text:style-name="T28"> </text:span><text:span text:style-name="T25">326</text:span></text:h>
      <text:p text:style-name="P10"><text:span text:style-name="T14">Eintrag in der Kirchenchronik zu Northeim: Nachdem schon vorher aus den Kirchenspielorten manche Familien, wie auch einzelne</text:span><text:span text:style-name="T20"> </text:span><text:span text:style-name="T14">einzelne Personen ausgewandert waren, zogen im Jahr 1840 an die 60 Personen von hier und Bieber dahin ab. Da sind größtenteils der ärmeren Klasse angehörten, wurden sie von</text:span><text:span text:style-name="T19"> </text:span><text:span text:style-name="T14">der</text:span><text:span text:style-name="T19"> </text:span><text:span text:style-name="T14">Gemeinde</text:span><text:span text:style-name="T19"> </text:span><text:span text:style-name="T14">mit</text:span><text:span text:style-name="T18"> </text:span><text:span text:style-name="T14">beinahe</text:span><text:span text:style-name="T19"> </text:span><text:span text:style-name="T14">3000</text:span><text:span text:style-name="T18"> </text:span><text:span text:style-name="T14">Gulden</text:span><text:span text:style-name="T19"> </text:span><text:span text:style-name="T14">unterstützt.</text:span><text:span text:style-name="T19"> </text:span><text:span text:style-name="T14">Dazu</text:span><text:span text:style-name="T19"> </text:span><text:span text:style-name="T14">verwendete</text:span><text:span text:style-name="T18"> </text:span><text:span text:style-name="T14">man</text:span><text:span text:style-name="T19"> </text:span><text:span text:style-name="T14">das</text:span><text:span text:style-name="T18"> </text:span><text:span text:style-name="T14">Geld,</text:span><text:span text:style-name="T19"> </text:span><text:span text:style-name="T14">welches</text:span><text:span text:style-name="T18"> </text:span><text:span text:style-name="T14">man</text:span><text:span text:style-name="T19"> </text:span><text:span text:style-name="T14">aus einem größeren Waldeinschlag erlöst hatte.</text:span></text:p>
      <text:p text:style-name="P11"><text:span text:style-name="T14">Entry in the church chronicle of Rodheim: After some families and individuals had already emigrated from the church venues, around 60 people left here and Bieber in 1840. Since most of them belonged to the poorer</text:span><text:span text:style-name="T18"> </text:span><text:span text:style-name="T14">class,</text:span><text:span text:style-name="T16"> </text:span><text:span text:style-name="T14">they</text:span><text:span text:style-name="T18"> </text:span><text:span text:style-name="T14">were</text:span><text:span text:style-name="T18"> </text:span><text:span text:style-name="T14">supported</text:span><text:span text:style-name="T16"> </text:span><text:span text:style-name="T14">by</text:span><text:span text:style-name="T18"> </text:span><text:span text:style-name="T14">the</text:span><text:span text:style-name="T18"> </text:span><text:span text:style-name="T14">municipality</text:span><text:span text:style-name="T18"> </text:span><text:span text:style-name="T14">with</text:span><text:span text:style-name="T18"> </text:span><text:span text:style-name="T14">almost</text:span><text:span text:style-name="T16"> </text:span><text:span text:style-name="T14">3000</text:span><text:span text:style-name="T16"> </text:span><text:span text:style-name="T14">guilders.</text:span><text:span text:style-name="T18"> </text:span><text:span text:style-name="T14">The</text:span><text:span text:style-name="T18"> </text:span><text:span text:style-name="T14">money</text:span><text:span text:style-name="T18"> </text:span><text:span text:style-name="T14">that</text:span><text:span text:style-name="T16"> </text:span><text:span text:style-name="T14">had</text:span><text:span text:style-name="T18"> </text:span><text:span text:style-name="T14">been redeemed from a larger forest felling was used for this purpose.</text:span></text:p>
      <text:p text:style-name="P27">Bender , Johann Friedrich, geb. 27. 8. 1804</text:p>
      <text:p text:style-name="P29">Rühl, Eleonore Christine, geb. 20. 3. 1803, verh. 14. 2.</text:p>
      <text:p text:style-name="P29">1833</text:p>
      <text:p text:style-name="P29">Kind: Anna Marie, geb. 8. 2. 1835, ausgewandert 1836</text:p>
      <text:p text:style-name="P34"><text:span text:style-name="T44"/></text:p>
      <text:p text:style-name="P34"><text:span text:style-name="T44">Bender</text:span><text:span text:style-name="T9"> </text:span><text:span text:style-name="T44">,</text:span><text:span text:style-name="T2"> </text:span><text:span text:style-name="T44">Johannes,</text:span><text:span text:style-name="T4"> </text:span><text:span text:style-name="T44">geb.</text:span><text:span text:style-name="T2"> </text:span><text:span text:style-name="T44">9.</text:span><text:span text:style-name="T4"> </text:span><text:span text:style-name="T44">8.</text:span><text:span text:style-name="T2"> </text:span><text:span text:style-name="T9">1808</text:span></text:p>
      <text:p text:style-name="P20">Rühl,<text:span text:style-name="T32"> </text:span>Katharine<text:span text:style-name="T12"> </text:span>Elisabeth,<text:span text:style-name="T32"> </text:span>geb.<text:span text:style-name="T32"> </text:span>8.<text:span text:style-name="T32"> </text:span>7.<text:span text:style-name="T32"> </text:span>1809,<text:span text:style-name="T32"> </text:span>verh.<text:span text:style-name="T32"> </text:span>8.<text:span text:style-name="T32"> </text:span>11.<text:span text:style-name="T32"> </text:span>1835 Kinder :</text:p>
      <text:p text:style-name="P21">Eleonore,<text:span text:style-name="T8"> </text:span>geb.<text:span text:style-name="T3"> </text:span>17.<text:span text:style-name="T8"> </text:span>3.<text:span text:style-name="T3"> </text:span>1833,<text:span text:style-name="T29"> </text:span>Anna<text:span text:style-name="T8"> </text:span>Margarethe,<text:span text:style-name="T3"> </text:span><text:span text:style-name="T8">geb.</text:span></text:p>
      <text:p text:style-name="P20">2.<text:span text:style-name="T32"> </text:span>6.<text:span text:style-name="T8"> </text:span>1835,<text:span text:style-name="T8"> </text:span>ausgewandert<text:span text:style-name="T7"> </text:span><text:span text:style-name="T8">1840</text:span></text:p>
      <text:p text:style-name="P24">Translation:</text:p>
      <text:p text:style-name="P28">Bender , Johann Friedrich, <text:span text:style-name="T43">born </text:span>27 <text:span text:style-name="T43">August </text:span>1804</text:p>
      <text:p text:style-name="P30">Rühl, Eleonore Christine, <text:span text:style-name="T43">born </text:span><text:s/>20 <text:span text:style-name="T43">March </text:span>1803, <text:span text:style-name="T43">married </text:span>14 <text:span text:style-name="T43">February </text:span>1833</text:p>
      <text:p text:style-name="P31">Kind: Anna Marie, <text:span text:style-name="T43">born 8 February </text:span>1835, <text:span text:style-name="T43">emigrated</text:span> 1836</text:p>
      <text:p text:style-name="P20"/>
      <text:p text:style-name="P20">Bender,<text:span text:style-name="T31"> </text:span>Johannes,born<text:span text:style-name="T12"> </text:span>9<text:span text:style-name="T29"> </text:span>August<text:span text:style-name="T25"> </text:span><text:span text:style-name="T8">1808</text:span></text:p>
      <text:p text:style-name="P20">Rühl,<text:span text:style-name="T25"> </text:span>Katharine<text:span text:style-name="T32"> </text:span>Elisabeth,born<text:span text:style-name="T25"> </text:span>8<text:span text:style-name="T25"> </text:span>July<text:span text:style-name="T32"> </text:span>1809,<text:span text:style-name="T8"> </text:span>married<text:span text:style-name="T8"> </text:span>8<text:span text:style-name="T32"> </text:span>November<text:span text:style-name="T8"> </text:span>1835 <text:span text:style-name="T1">Children:</text:span></text:p>
      <text:p text:style-name="P22">Eleonore,<text:span text:style-name="T1"> </text:span>born<text:span text:style-name="T3"> </text:span>17<text:span text:style-name="T3"> </text:span>March<text:span text:style-name="T5"> </text:span>1833,<text:span text:style-name="T6"> </text:span>Anna<text:span text:style-name="T1"> </text:span>Margarethe,<text:span text:style-name="T7"> </text:span>born<text:span text:style-name="T3"> </text:span>2<text:span text:style-name="T1"> </text:span>June<text:span text:style-name="T1"> </text:span>1835,<text:span text:style-name="T1"> </text:span>emigrated<text:span text:style-name="T3"> </text:span><text:span text:style-name="T8">1840</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face style:name="Arial2" svg:font-family="Arial" style:font-family-generic="system" style:font-pitch="variable"/>
    <style:font-face style:name="Calibri" svg:font-family="Calibri"/>
    <style:font-face style:name="Calibri1" svg:font-family="Calibri" style:font-family-generic="system" style:font-pitch="variable"/>
    <style:font-face style:name="Fira Sans" svg:font-family="'Fira Sans'" style:font-family-generic="swiss" style:font-pitch="variable"/>
    <style:font-face style:name="Lato" svg:font-family="Lato"/>
    <style:font-face style:name="Liberation Mono" svg:font-family="'Liberation Mono'"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Segoe UI" svg:font-family="'Segoe UI'"/>
    <style:font-face style:name="Segoe UI1" svg:font-family="'Segoe U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ato" fo:font-size="10.5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ato" fo:font-size="10.5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3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name="Lato" fo:font-family="Lato"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ato" fo:font-family="Lato" fo:font-size="10.5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ato" fo:font-family="Lato"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Standard" style:class="chapter">
      <style:paragraph-properties fo:margin-left="0.0791in" fo:margin-right="0in" fo:text-indent="0in" style:auto-text-indent="false"/>
      <style:text-properties style:font-name="Calibri" fo:font-family="Calibri" fo:font-size="24pt" fo:language="de" fo:country="DE" fo:font-weight="bold" style:font-name-asian="Calibri1" style:font-family-asian="Calibri" style:font-family-generic-asian="system" style:font-pitch-asian="variable" style:font-size-asian="24pt" style:language-asian="en" style:country-asian="US" style:font-weight-asian="bold" style:font-name-complex="Calibri1" style:font-family-complex="Calibri" style:font-family-generic-complex="system" style:font-pitch-complex="variable" style:font-size-complex="24pt" style:language-complex="ar" style:country-complex="SA" style:font-weight-complex="bold"/>
    </style:style>
    <style:style style:name="Heading_20_1" style:display-name="Heading 1" style:family="paragraph" style:parent-style-name="Standard" style:default-outline-level="2" style:list-style-name="" style:class="text">
      <style:paragraph-properties fo:margin-left="0.0791in" fo:margin-right="0in" fo:text-indent="0in" style:auto-text-indent="false"/>
      <style:text-properties style:font-name="Segoe UI" fo:font-family="'Segoe UI'" fo:font-size="14pt" fo:language="de" fo:country="DE" fo:font-weight="bold" style:font-name-asian="Segoe UI1" style:font-family-asian="'Segoe UI'" style:font-family-generic-asian="system" style:font-pitch-asian="variable" style:font-size-asian="14pt" style:language-asian="en" style:country-asian="US" style:font-weight-asian="bold" style:font-name-complex="Segoe UI1" style:font-family-complex="'Segoe UI'" style:font-family-generic-complex="system" style:font-pitch-complex="variable" style:font-size-complex="14pt" style:language-complex="ar" style:country-complex="SA"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362in" fo:margin-bottom="0.1945in" fo:margin-left="0.7083in" fo:margin-right="0.72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9M32S</meta:editing-duration>
    <meta:editing-cycles>9</meta:editing-cycles>
    <meta:generator>LibreOffice/7.3.4.2$Windows_X86_64 LibreOffice_project/728fec16bd5f605073805c3c9e7c4212a0120dc5</meta:generator>
    <dc:date>2022-07-19T17:23:06.853000000</dc:date>
    <meta:document-statistic meta:table-count="0" meta:image-count="0" meta:object-count="0" meta:page-count="2" meta:paragraph-count="44" meta:word-count="685" meta:character-count="4329" meta:non-whitespace-character-count="3686"/>
  </office:meta>
</office:document-meta>
</file>